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zstd 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 (default)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aspberry Pi 1</text:p>
          </table:table-cell>
          <table:table-cell table:formula="of:=(8*60)+50" office:value-type="float" office:value="530" calcext:value-type="float">
            <text:p>530</text:p>
          </table:table-cell>
          <table:table-cell table:formula="of:=(9*60)+47" office:value-type="float" office:value="587" calcext:value-type="float">
            <text:p>587</text:p>
          </table:table-cell>
          <table:table-cell table:number-columns-repeated="3"/>
          <table:table-cell table:formula="of:=(21*60)+52" office:value-type="float" office:value="1312" calcext:value-type="float">
            <text:p>1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overse-N1</text:p>
          </table:table-cell>
          <table:table-cell table:formula="of:=(0*60)+47" office:value-type="float" office:value="47" calcext:value-type="float">
            <text:p>47</text:p>
          </table:table-cell>
          <table:table-cell table:formula="of:=(0*60)+43" office:value-type="float" office:value="43" calcext:value-type="float">
            <text:p>43</text:p>
          </table:table-cell>
          <table:table-cell table:formula="of:=(0*60)+44" office:value-type="float" office:value="44" calcext:value-type="float">
            <text:p>44</text:p>
          </table:table-cell>
          <table:table-cell table:formula="of:=(0*60)+47" office:value-type="float" office:value="47" calcext:value-type="float">
            <text:p>47</text:p>
          </table:table-cell>
          <table:table-cell table:formula="of:=(0*60)+52" office:value-type="float" office:value="52" calcext:value-type="float">
            <text:p>52</text:p>
          </table:table-cell>
          <table:table-cell table:formula="of:=(1*60)+1" office:value-type="float" office:value="61" calcext:value-type="float">
            <text:p>61</text:p>
          </table:table-cell>
          <table:table-cell table:formula="of:=(1*60)+13" office:value-type="float" office:value="73" calcext:value-type="float">
            <text:p>73</text:p>
          </table:table-cell>
          <table:table-cell table:formula="of:=(2*60)+26" office:value-type="float" office:value="146" calcext:value-type="float">
            <text:p>146</text:p>
          </table:table-cell>
          <table:table-cell table:formula="of:=(5*60)+6" office:value-type="float" office:value="306" calcext:value-type="float">
            <text:p>306</text:p>
          </table:table-cell>
          <table:table-cell table:formula="of:=(9*60)+58" office:value-type="float" office:value="598" calcext:value-type="float">
            <text:p>598</text:p>
          </table:table-cell>
          <table:table-cell table:formula="of:=(12*60)+24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Intel i5-4570</text:p>
          </table:table-cell>
          <table:table-cell table:formula="of:=(0*60)+58" office:value-type="float" office:value="58" calcext:value-type="float">
            <text:p>58</text:p>
          </table:table-cell>
          <table:table-cell table:formula="of:=(0*60)+14" office:value-type="float" office:value="14" calcext:value-type="float">
            <text:p>14</text:p>
          </table:table-cell>
          <table:table-cell table:formula="of:=(0*60)+13" office:value-type="float" office:value="13" calcext:value-type="float">
            <text:p>13</text:p>
          </table:table-cell>
          <table:table-cell table:formula="of:=(0*60)+16" office:value-type="float" office:value="16" calcext:value-type="float">
            <text:p>16</text:p>
          </table:table-cell>
          <table:table-cell table:formula="of:=(0*60)+20" office:value-type="float" office:value="20" calcext:value-type="float">
            <text:p>20</text:p>
          </table:table-cell>
          <table:table-cell table:formula="of:=(0*60)+29" office:value-type="float" office:value="29" calcext:value-type="float">
            <text:p>29</text:p>
          </table:table-cell>
          <table:table-cell table:formula="of:=(0*60)+33" office:value-type="float" office:value="33" calcext:value-type="float">
            <text:p>33</text:p>
          </table:table-cell>
          <table:table-cell table:formula="of:=(1*60)+13" office:value-type="float" office:value="73" calcext:value-type="float">
            <text:p>73</text:p>
          </table:table-cell>
          <table:table-cell table:formula="of:=(1*60)+54" office:value-type="float" office:value="114" calcext:value-type="float">
            <text:p>114</text:p>
          </table:table-cell>
          <table:table-cell table:formula="of:=(3*60)+30" office:value-type="float" office:value="210" calcext:value-type="float">
            <text:p>210</text:p>
          </table:table-cell>
          <table:table-cell table:formula="of:=(4*60)+13" office:value-type="float" office:value="253" calcext:value-type="float">
            <text:p>253</text:p>
          </table:table-cell>
        </table:table-row>
      </table:table>
      <table:table table:name="Siz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zstd 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 (default)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Size (MB)</text:p>
          </table:table-cell>
        </table:table-row>
        <table:table-row table:style-name="ro1">
          <table:table-cell office:value-type="string" calcext:value-type="string">
            <text:p>Neoverse-N1</text:p>
          </table:table-cell>
          <table:table-cell office:value-type="float" office:value="8275.93085479736" calcext:value-type="float">
            <text:p>8275,93085479736</text:p>
          </table:table-cell>
          <table:table-cell office:value-type="float" office:value="8214.42727184296" calcext:value-type="float">
            <text:p>8214,42727184296</text:p>
          </table:table-cell>
          <table:table-cell office:value-type="float" office:value="8169.16673469544" calcext:value-type="float">
            <text:p>8169,16673469544</text:p>
          </table:table-cell>
          <table:table-cell office:value-type="float" office:value="8164.06119251251" calcext:value-type="float">
            <text:p>8164,06119251251</text:p>
          </table:table-cell>
          <table:table-cell office:value-type="float" office:value="8129.29255867004" calcext:value-type="float">
            <text:p>8129,29255867004</text:p>
          </table:table-cell>
          <table:table-cell office:value-type="float" office:value="8079.94666862488" calcext:value-type="float">
            <text:p>8079,94666862488</text:p>
          </table:table-cell>
          <table:table-cell office:value-type="float" office:value="8074.37827682495" calcext:value-type="float">
            <text:p>8074,37827682495</text:p>
          </table:table-cell>
          <table:table-cell office:value-type="float" office:value="8061.14783191681" calcext:value-type="float">
            <text:p>8061,14783191681</text:p>
          </table:table-cell>
          <table:table-cell office:value-type="float" office:value="8003.14003181458" calcext:value-type="float">
            <text:p>8003,14003181458</text:p>
          </table:table-cell>
          <table:table-cell office:value-type="float" office:value="7886.20039844513" calcext:value-type="float">
            <text:p>7886,20039844513</text:p>
          </table:table-cell>
          <table:table-cell office:value-type="float" office:value="7884.94284820557" calcext:value-type="float">
            <text:p>7884,94284820557</text:p>
          </table:table-cell>
        </table:table-row>
        <table:table-row table:style-name="ro1">
          <table:table-cell office:value-type="string" calcext:value-type="string">
            <text:p>Intel i5-4570</text:p>
          </table:table-cell>
          <table:table-cell office:value-type="float" office:value="1126.4367609024" calcext:value-type="float">
            <text:p>1126,4367609024</text:p>
          </table:table-cell>
          <table:table-cell office:value-type="float" office:value="1093.30066394806" calcext:value-type="float">
            <text:p>1093,30066394806</text:p>
          </table:table-cell>
          <table:table-cell office:value-type="float" office:value="1071.80889892578" calcext:value-type="float">
            <text:p>1071,80889892578</text:p>
          </table:table-cell>
          <table:table-cell office:value-type="float" office:value="1068.43723773956" calcext:value-type="float">
            <text:p>1068,43723773956</text:p>
          </table:table-cell>
          <table:table-cell office:value-type="float" office:value="1051.2294549942" calcext:value-type="float">
            <text:p>1051,2294549942</text:p>
          </table:table-cell>
          <table:table-cell office:value-type="float" office:value="1021.8579082489" calcext:value-type="float">
            <text:p>1021,8579082489</text:p>
          </table:table-cell>
          <table:table-cell office:value-type="float" office:value="1018.8944272995" calcext:value-type="float">
            <text:p>1018,8944272995</text:p>
          </table:table-cell>
          <table:table-cell office:value-type="float" office:value="1011.40809440613" calcext:value-type="float">
            <text:p>1011,40809440613</text:p>
          </table:table-cell>
          <table:table-cell office:value-type="float" office:value="981.532085418701" calcext:value-type="float">
            <text:p>981,532085418701</text:p>
          </table:table-cell>
          <table:table-cell office:value-type="float" office:value="935.853191375732" calcext:value-type="float">
            <text:p>935,853191375732</text:p>
          </table:table-cell>
          <table:table-cell office:value-type="float" office:value="935.695021629334" calcext:value-type="float">
            <text:p>935,695021629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P0" style:volatile="true">
      <number:number number:decimal-places="2" number:min-decimal-places="2" number:min-integer-digits="1"/>
      <number:text> %</number:text>
    </number:percentage-style>
    <number:percentage-style style:name="N114">
      <style:text-properties fo:color="#ff0000"/>
      <number:text>-</number:text>
      <number:number number:decimal-places="2" number:min-decimal-places="2" number:min-integer-digits="1"/>
      <number:text> %</number:text>
      <style:map style:condition="value()&gt;=0" style:apply-style-name="N114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xel Cantenys</meta:initial-creator>
    <meta:creation-date>2023-02-28T10:38:51.697000000</meta:creation-date>
    <dc:date>2023-02-28T11:09:14.049000000</dc:date>
    <dc:creator>Axel Cantenys</dc:creator>
    <meta:editing-duration>PT23M31S</meta:editing-duration>
    <meta:editing-cycles>5</meta:editing-cycles>
    <meta:generator>LibreOffice/7.5.0.3$Windows_X86_64 LibreOffice_project/c21113d003cd3efa8c53188764377a8272d9d6de</meta:generator>
    <meta:document-statistic meta:table-count="2" meta:cell-count="98" meta:object-count="0"/>
  </office:meta>
</office:document-meta>
</file>